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3-08_11-10-52_000.jpg</text:p>
          </table:table-cell>
          <table:table-cell table:style-name="ce19" office:value-type="string">
            <text:p>:m 1*1 RES / JVEMV6 64#68_?? / 『新釈漢文大系　２　大学』 著者=赤塚忠 / p.58 / w:切磋琢磨,topic:~ / N~</text:p>
          </table:table-cell>
          <table:table-cell table:style-name="ce4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2]=&quot;&quot;;[.C2];CONCATENATE([.C2];&quot; / &quot;;[.E2]))" office:value-type="string" office:string-value=":m 1*1 RES / JVEMV6 64#68_?? / 『新釈漢文大系　２　大学』 著者=赤塚忠 / p.58 / w:切磋琢磨,topic:~ / N~">
            <text:p>:m 1*1 RES / JVEMV6 64#68_?? / 『新釈漢文大系　２　大学』 著者=赤塚忠 / p.58 / w:切磋琢磨,topic:~ / N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3-08_11-40-46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08_15-54-57_000.jpg</text:p>
          </table:table-cell>
          <table:table-cell table:style-name="ce19" office:value-type="string">
            <text:p>:m 1-2*2 RES / 64#78_15 / 『不完全性定理』 ゲーデル (goedel)、著；林晋、八杉満利子、訳・解説 / p.28 / w:再帰的関数,topic:定理 / N~</text:p>
          </table:table-cell>
          <table:table-cell table:style-name="ce18"/>
          <table:table-cell table:style-name="ce4"/>
          <table:table-cell table:style-name="ce4" office:value-type="string">
            <text:p>N-35-35-29.013061 E-139-34-49.324951</text:p>
          </table:table-cell>
          <table:table-cell table:style-name="ce36" table:formula="of:=IF([.E4]=&quot;&quot;;[.C4];CONCATENATE([.C4];&quot; / &quot;;[.E4]))" office:value-type="string" office:string-value=":m 1-2*2 RES / 64#78_15 / 『不完全性定理』 ゲーデル (goedel)、著；林晋、八杉満利子、訳・解説 / p.28 / w:再帰的関数,topic:定理 / N~">
            <text:p>:m 1-2*2 RES / 64#78_15 / 『不完全性定理』 ゲーデル (goedel)、著；林晋、八杉満利子、訳・解説 / p.28 / w:再帰的関数,topic:定理 / N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3-08_17-02-36_000.jpg</text:p>
          </table:table-cell>
          <table:table-cell table:style-name="ce18" office:value-type="string">
            <text:p>:bookmemo / 『日本人とユダヤ人』 / 著者=山本七平 / 途中　ここまで</text:p>
          </table:table-cell>
          <table:table-cell table:style-name="ce18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5]=&quot;&quot;;[.C5];CONCATENATE([.C5];&quot; / &quot;;[.E5]))" office:value-type="string" office:string-value=":bookmemo / 『日本人とユダヤ人』 / 著者=山本七平 / 途中　ここまで">
            <text:p>:bookmemo / 『日本人とユダヤ人』 / 著者=山本七平 / 途中　ここまで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3-08_17-03-00_000.jpg</text:p>
          </table:table-cell>
          <table:table-cell table:style-name="ce18" office:value-type="string">
            <text:p>:bookmemo / 『日本人とユダヤ人』 / 著者=山本七平 / 途中</text:p>
          </table:table-cell>
          <table:table-cell table:style-name="ce19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6]=&quot;&quot;;[.C6];CONCATENATE([.C6];&quot; / &quot;;[.E6]))" office:value-type="string" office:string-value=":bookmemo / 『日本人とユダヤ人』 / 著者=山本七平 / 途中">
            <text:p>:bookmemo / 『日本人とユダヤ人』 / 著者=山本七平 / 途中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3-08_19-20-26_000.jpg</text:p>
          </table:table-cell>
          <table:table-cell table:style-name="ce17" office:value-type="string">
            <text:p>:m :尺八,shakuhachi,bamboo 1*1 / session-memo / s.1:warm-up,other=melodies,score+</text:p>
          </table:table-cell>
          <table:table-cell table:style-name="ce17"/>
          <table:table-cell table:style-name="ce4"/>
          <table:table-cell table:style-name="ce4" office:value-type="string">
            <text:p>N-35-35-28.669738 E-139-34-49.160156</text:p>
          </table:table-cell>
          <table:table-cell table:style-name="ce36" table:formula="of:=IF([.E7]=&quot;&quot;;[.C7];CONCATENATE([.C7];&quot; / &quot;;[.E7]))" office:value-type="string" office:string-value=":m :尺八,shakuhachi,bamboo 1*1 / session-memo / s.1:warm-up,other=melodies,score+">
            <text:p>:m :尺八,shakuhachi,bamboo 1*1 / session-memo / s.1:warm-up,other=melodies,score+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3-08_20-54-09_000.jpg</text:p>
          </table:table-cell>
          <table:table-cell table:style-name="ce18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9.013061 E-139-34-49.324951</text:p>
          </table:table-cell>
          <table:table-cell table:style-name="ce36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3-09_01-50-03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9"/>
          <table:table-cell table:style-name="ce4"/>
          <table:table-cell table:style-name="ce4" office:value-type="string">
            <text:p>N-35-35-18.795776 E-139-34-47.017822</text:p>
          </table:table-cell>
          <table:table-cell table:style-name="ce36" table:formula="of:=IF([.E9]=&quot;&quot;;[.C9];CONCATENATE([.C9];&quot; / &quot;;[.E9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3-09_01-50-14_000.jpg</text:p>
          </table:table-cell>
          <table:table-cell table:style-name="ce19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18.795776 E-139-34-47.017822</text:p>
          </table:table-cell>
          <table:table-cell table:style-name="ce36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3-09_07-52-29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31.08673 E-139-34-49.324951</text:p>
          </table:table-cell>
          <table:table-cell table:style-name="ce36" table:formula="of:=IF([.E11]=&quot;&quot;;[.C11];CONCATENATE([.C11];&quot; / &quot;;[.E11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3-09_08-09-14_000.jpg</text:p>
          </table:table-cell>
          <table:table-cell table:style-name="ce20" office:value-type="string">
            <text:p>:m :lets / action activity / やること / 人類を、１ｍｍでも、UFO文明へ近づけよう</text:p>
          </table:table-cell>
          <table:table-cell table:style-name="ce27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12]=&quot;&quot;;[.C12];CONCATENATE([.C12];&quot; / &quot;;[.E12]))" office:value-type="string" office:string-value=":m :lets / action activity / やること / 人類を、１ｍｍでも、UFO文明へ近づけよう">
            <text:p>:m :lets / action activity / やること / 人類を、１ｍｍでも、UFO文明へ近づけよう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6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6" table:formula="of:=IF([.E18]=&quot;&quot;;[.C18];CONCATENATE([.C18];&quot; / &quot;;[.E1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19]=&quot;&quot;;[.C19];CONCATENATE([.C19];&quot; / &quot;;[.E1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20]=&quot;&quot;;[.C20];CONCATENATE([.C20];&quot; / &quot;;[.E2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21]=&quot;&quot;;[.C21];CONCATENATE([.C21];&quot; / &quot;;[.E2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6" table:formula="of:=IF([.E22]=&quot;&quot;;[.C22];CONCATENATE([.C22];&quot; / &quot;;[.E2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4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8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3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3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3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3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3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9">2021/03/09</text:date>, <text:time>08:45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3-09T08:45:43.47</dc:date>
    <dc:creator>iwabuchi ken</dc:creator>
    <meta:editing-duration>P31DT21H39M28S</meta:editing-duration>
    <meta:editing-cycles>11878</meta:editing-cycles>
    <meta:document-statistic meta:table-count="1" meta:cell-count="351" meta:object-count="0"/>
  </office:meta>
</office:document-meta>
</file>